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591in"/>
    </style:style>
    <style:style style:name="co2" style:family="table-column">
      <style:table-column-properties fo:break-before="auto" style:column-width="0.83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size="15pt" style:font-size-asian="15pt" style:font-size-complex="15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Normal Tex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old Tex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talic Text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old and Italic Tex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Bold<text:span text:style-name="T1"> and </text:span><text:span text:style-name="T2">Italic</text:span><text:span text:style-name="T1"> mixe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Liberation Sans 15 point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 style:data-style-name="N2" text:time-value="0000-00-00T17:48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dc:creator>Kohei Yoshida</dc:creator>
    <meta:creation-date>2013-06-01T20:53:09</meta:creation-date>
    <dc:date>2013-07-05T17:50:27</dc:date>
    <meta:generator>LibreOffice/4.0-2$Linux_X86_64 LibreOffice_project/400m0$Build-302</meta:generator>
    <meta:editing-duration>P0D</meta:editing-duration>
    <meta:editing-cycles>1</meta:editing-cycles>
    <meta:document-statistic meta:table-count="1" meta:cell-count="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